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ove as God</text:h>
      <text:p text:style-name="Text_20_body">God is love, they say, but there is<text:line-break/>no god. Therefore, how can there be love?<text:line-break/>And if there is no love, how can there be God?<text:line-break/>There are things in life, I suppose,<text:line-break/>that are simply unanswerable mysteries<text:line-break/>of existence. Maybe this God and love are one.</text:p>
      <text:p text:style-name="Text_20_body">Maybe there are many loves, instead of one.<text:line-break/>The difference between what isn't and what is<text:line-break/>could merely be one of scope. The mystery<text:line-break/>is how we speak only of one love---<text:line-break/>to act as though we know we are supposed<text:line-break/>to love only one other, or that one other and God.</text:p>
      <text:p text:style-name="Text_20_body">But supposing that one other is God?<text:line-break/>What then? Is the God-lover to walk alone,<text:line-break/>supported by God only when He feels He is supposed<text:line-break/>to support her? What kind of love is<text:line-break/>this? I would argue in fact this isn't love,<text:line-break/>this one-set-of-footprints-in-the-sand mystery.</text:p>
      <text:p text:style-name="Text_20_body">How to define two loves as one is the mystery.<text:line-break/>It's obvious to many there is a thing called God,<text:line-break/>and just as obvious that there is one called love.<text:line-break/>Maybe we fool ourselves, we who can't be alone;<text:line-break/>maybe we don't know what either God or love is.<text:line-break/>Maybe, and perhaps; but I for one propose</text:p>
      <text:p text:style-name="Text_20_body">that we as only humans are not supposed<text:line-break/>to know or understand capital-L Life, that mystery.<text:line-break/>Isn't it enough to know that God is<text:line-break/>love, and love is God,<text:line-break/>no matter which one<text:line-break/>does or does not exist? What is life, if no love,</text:p>
      <text:p text:style-name="Text_20_body">if no God? Maybe this saying, "God is love,"<text:line-break/>is less a definition of God what what love is supposed<text:line-break/>to be. Of these two terms, maybe2 the one<text:line-break/>we should capitalize is Love, that great mystery<text:line-break/>of chemistry and longing. Maybe "Love is god"<text:line-break/>is a more fitting epigraph for what life is</text:p>
      <text:p text:style-name="Text_20_body">made of: Love, that most delicate, most misty<text:line-break/>of all emotions, is supposed to be their god,<text:line-break/>as the one that binds us, that was, that will be, that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ve as God</dc:title>
  </office:meta>
</office:document-meta>
</file>